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rsid="00458007" officeooo:paragraph-rsid="00458007"/>
    </style:style>
    <style:style style:name="P14" style:family="paragraph" style:parent-style-name="Text_20_body">
      <style:text-properties officeooo:rsid="00475bc7" officeooo:paragraph-rsid="00475bc7"/>
    </style:style>
    <style:style style:name="P15" style:family="paragraph" style:parent-style-name="Text_20_body">
      <style:text-properties officeooo:rsid="00490861" officeooo:paragraph-rsid="00490861"/>
    </style:style>
    <style:style style:name="P16" style:family="paragraph" style:parent-style-name="Standard" style:master-page-name="Standard">
      <style:paragraph-properties style:page-number="auto"/>
      <style:text-properties fo:language="da" fo:country="DK"/>
    </style:style>
    <style:style style:name="P17" style:family="paragraph" style:parent-style-name="Heading_20_2">
      <style:paragraph-properties fo:break-before="page"/>
    </style:style>
    <style:style style:name="P18" style:family="paragraph" style:parent-style-name="Heading_20_2">
      <style:text-properties officeooo:rsid="00458007" officeooo:paragraph-rsid="00458007"/>
    </style:style>
    <style:style style:name="P19" style:family="paragraph" style:parent-style-name="Heading_20_2">
      <style:text-properties officeooo:rsid="00475bc7" officeooo:paragraph-rsid="00475bc7"/>
    </style:style>
    <style:style style:name="P20" style:family="paragraph" style:parent-style-name="Heading_20_2">
      <style:text-properties officeooo:rsid="00495d7e" officeooo:paragraph-rsid="00495d7e"/>
    </style:style>
    <style:style style:name="P21" style:family="paragraph" style:parent-style-name="Text_20_body">
      <style:text-properties officeooo:rsid="00490861" officeooo:paragraph-rsid="00490861"/>
    </style:style>
    <style:style style:name="P22" style:family="paragraph" style:parent-style-name="Text_20_body">
      <style:text-properties officeooo:rsid="00495d7e" officeooo:paragraph-rsid="00495d7e"/>
    </style:style>
    <style:style style:name="P23" style:family="paragraph" style:parent-style-name="Text_20_body">
      <style:text-properties officeooo:rsid="004a3cfa" officeooo:paragraph-rsid="004a3cfa"/>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4"><draw:frame draw:style-name="fr1" draw:name="Image1" text:anchor-type="char" svg:width="17cm" svg:height="10.507cm" draw:z-index="4"><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1"><text:a xlink:type="simple" xlink:href="#__RefHeading___Toc1447_2007947647" text:style-name="Index_20_Link" text:visited-style-name="Index_20_Link">01/08/2024:<text:tab/>3</text:a></text:p>
          <text:p text:style-name="P11"><text:a xlink:type="simple" xlink:href="#__RefHeading___Toc1724_3954749519" text:style-name="Index_20_Link" text:visited-style-name="Index_20_Link">02/08/2024:<text:tab/>3</text:a></text:p>
        </text:index-body>
      </text:table-of-content>
      <text:p text:style-name="P4"/>
      <text:h text:style-name="P17"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18" text:outline-level="2"><text:bookmark-start text:name="__RefHeading___Toc1724_3954749519"/>02/08/2024:<text:bookmark-end text:name="__RefHeading___Toc1724_3954749519"/></text:h>
      <text:p text:style-name="P13">Færdiggjort kladde og indsendt endelig udgave til feedback.</text:p>
      <text:p text:style-name="P13">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3">Læst korrektur før og efter oversættelse, og sikret rød tråd i dokumentet.</text:p>
      <text:p text:style-name="P13">Indsendt færdig kravspecifikation på dansk til bedømmelse.</text:p>
      <text:p text:style-name="P13">Afventer om senere rapporter kan skrives på engelsk.</text:p>
      <text:h text:style-name="P19" text:outline-level="2">05/08/2024:</text:h>
      <text:p text:style-name="P14">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5">Foretaget mindre rettelser i kravspecifikationsdokumentet – primært korrektur læsning og formalier, så som notering af anvendt ER-diagram paradigme.</text:p>
      <text:p text:style-name="P15">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20" text:outline-level="2"><text:soft-page-break/>06/08/2024:</text:h>
      <text:p text:style-name="P22">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p text:style-name="P22"/>
      <text:h text:style-name="P20" text:outline-level="2">07/08/2024:</text:h>
      <text:p text:style-name="P22">Kort kig på kravspecifikation dokument, men ellers er det primære arbejde gået med at få en kørende og fungerende back-end op at stå, i første omgang blot til hurtigt at registrere noget fra applikationen, og sikre, at dette endte i databasen.</text:p>
      <text:p text:style-name="P22">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23">Derudover lavet små justeringer ift. fremtidig sikkerhed, så som at lagre databasens legitimationsoplysninger i en fil der ignoreres af GitHub, samt oprettet en branch til udvikl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3"><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4</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07T12:58:01.567000000</dc:date>
    <meta:editing-duration>PT5H3M18S</meta:editing-duration>
    <meta:editing-cycles>27</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4" meta:paragraph-count="34" meta:word-count="581" meta:character-count="3939" meta:non-whitespace-character-count="3387"/>
  </office:meta>
</office:document-meta>
</file>